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378" calcext:value-type="float">
            <text:p>3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2" calcext:value-type="float">
            <text:p>4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86" calcext:value-type="float">
            <text:p>4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595" calcext:value-type="float">
            <text:p>5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787" calcext:value-type="float">
            <text:p>7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825" calcext:value-type="float">
            <text:p>8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858" calcext:value-type="float">
            <text:p>8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97.5</text:p>
          </table:table-cell>
        </table:table-row>
        <table:table-row table:style-name="ro1" table:number-rows-repeated="4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52:29.930116779</meta:creation-date>
    <dc:date>2022-01-23T14:55:30.555517751</dc:date>
    <meta:editing-duration>PT2M59S</meta:editing-duration>
    <meta:editing-cycles>4</meta:editing-cycles>
    <meta:generator>LibreOffice/6.4.7.2$Linux_X86_64 LibreOffice_project/40$Build-2</meta:generator>
    <meta:document-statistic meta:table-count="1" meta:cell-count="192" meta:object-count="0"/>
  </office:meta>
</office:document-meta>
</file>